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color="#EE0000"/>
    </style:style>
    <style:style style:name="T2" style:parent-style-name="Fuentedepárrafopredeter." style:family="text">
      <style:text-properties fo:font-weight="bold" style:font-weight-asian="bold" style:font-weight-complex="bold" fo:color="#EE0000"/>
    </style:style>
    <style:style style:name="T3" style:parent-style-name="Fuentedepárrafopredeter." style:family="text">
      <style:text-properties fo:color="#EE0000"/>
    </style:style>
    <style:style style:name="P4" style:parent-style-name="Normal" style:family="paragraph">
      <style:text-properties fo:font-weight="bold" style:font-weight-asian="bold" style:font-weight-complex="bold" fo:color="#EE0000"/>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Normal" style:family="paragraph">
      <style:text-properties fo:font-weight="bold" style:font-weight-asian="bold" style:font-weight-complex="bold" fo:color="#EE0000"/>
    </style:style>
    <style:style style:name="P8" style:parent-style-name="Normal" style:family="paragraph">
      <style:text-properties fo:font-weight="bold" style:font-weight-asian="bold" style:font-weight-complex="bold" fo:color="#EE0000"/>
    </style:style>
    <style:style style:name="T9" style:parent-style-name="Fuentedepárrafopredeter." style:family="text">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P12" style:parent-style-name="Normal" style:family="paragraph">
      <style:text-properties fo:font-weight="bold" style:font-weight-asian="bold" style:font-weight-complex="bold" fo:color="#EE0000"/>
    </style:style>
    <style:style style:name="T13" style:parent-style-name="Fuentedepárrafopredeter." style:family="text">
      <style:text-properties fo:font-weight="bold" style:font-weight-asian="bold" style:font-weight-complex="bold"/>
    </style:style>
    <style:style style:name="P14" style:parent-style-name="Normal" style:list-style-name="LFO1" style:family="paragraph"/>
    <style:style style:name="T15" style:parent-style-name="Fuentedepárrafopredeter." style:family="text">
      <style:text-properties fo:font-weight="bold" style:font-weight-asian="bold" style:font-weight-complex="bold"/>
    </style:style>
    <style:style style:name="P16" style:parent-style-name="Normal" style:list-style-name="LFO1" style:family="paragraph"/>
    <style:style style:name="T17" style:parent-style-name="Fuentedepárrafopredeter." style:family="text">
      <style:text-properties fo:font-weight="bold" style:font-weight-asian="bold" style:font-weight-complex="bold"/>
    </style:style>
    <style:style style:name="P18" style:parent-style-name="Normal" style:list-style-name="LFO1" style:family="paragraph"/>
    <style:style style:name="T19" style:parent-style-name="Fuentedepárrafopredeter." style:family="text">
      <style:text-properties fo:font-weight="bold" style:font-weight-asian="bold" style:font-weight-complex="bold"/>
    </style:style>
    <style:style style:name="P20" style:parent-style-name="Normal" style:family="paragraph">
      <style:text-properties fo:font-weight="bold" style:font-weight-asian="bold" style:font-weight-complex="bold" fo:color="#EE0000"/>
    </style:style>
    <style:style style:name="P21" style:parent-style-name="Normal" style:family="paragraph">
      <style:text-properties fo:font-weight="bold" style:font-weight-asian="bold" style:font-weight-complex="bold" fo:color="#EE0000"/>
    </style:style>
    <style:style style:name="P22" style:parent-style-name="Normal" style:family="paragraph">
      <style:text-properties fo:font-weight="bold" style:font-weight-asian="bold" style:font-weight-complex="bold" fo:color="#EE0000"/>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color="#EE0000"/>
    </style:style>
    <style:style style:name="P25" style:parent-style-name="Normal" style:family="paragraph">
      <style:text-properties fo:font-weight="bold" style:font-weight-asian="bold" style:font-weight-complex="bold" fo:color="#EE0000"/>
    </style:style>
    <style:style style:name="P26" style:parent-style-name="Normal" style:family="paragraph">
      <style:text-properties fo:font-weight="bold" style:font-weight-asian="bold" style:font-weight-complex="bold" fo:color="#EE0000"/>
    </style:style>
    <style:style style:name="P27" style:parent-style-name="Normal" style:family="paragraph">
      <style:text-properties fo:font-weight="bold" style:font-weight-asian="bold" style:font-weight-complex="bold" fo:color="#EE0000"/>
    </style:style>
    <style:style style:name="T28" style:parent-style-name="Fuentedepárrafopredeter." style:family="text">
      <style:text-properties fo:font-weight="bold" style:font-weight-asian="bold" style:font-weight-complex="bold" fo:color="#EE0000"/>
    </style:style>
    <style:style style:name="T29" style:parent-style-name="Fuentedepárrafopredeter." style:family="text">
      <style:text-properties fo:font-weight="bold" style:font-weight-asian="bold" style:font-weight-complex="bold"/>
    </style:style>
    <style:style style:name="P30" style:parent-style-name="Normal" style:list-style-name="LFO2" style:family="paragraph"/>
    <style:style style:name="T31" style:parent-style-name="Fuentedepárrafopredeter." style:family="text">
      <style:text-properties fo:font-weight="bold" style:font-weight-asian="bold" style:font-weight-complex="bold"/>
    </style:style>
    <style:style style:name="P32" style:parent-style-name="Normal" style:list-style-name="LFO2" style:family="paragraph"/>
    <style:style style:name="P33" style:parent-style-name="Normal" style:list-style-name="LFO2" style:family="paragraph"/>
    <style:style style:name="P34" style:parent-style-name="Normal" style:family="paragraph">
      <style:text-properties fo:font-weight="bold" style:font-weight-asian="bold" style:font-weight-complex="bold" fo:color="#EE0000"/>
    </style:style>
    <style:style style:name="T35" style:parent-style-name="Fuentedepárrafopredeter." style:family="text">
      <style:text-properties fo:font-weight="bold" style:font-weight-asian="bold" style:font-weight-complex="bold" fo:color="#EE0000"/>
    </style:style>
    <style:style style:name="P36" style:parent-style-name="Normal" style:list-style-name="LFO3" style:family="paragraph"/>
    <style:style style:name="T37" style:parent-style-name="Fuentedepárrafopredeter." style:family="text">
      <style:text-properties fo:font-weight="bold" style:font-weight-asian="bold" style:font-weight-complex="bold"/>
    </style:style>
    <style:style style:name="P38" style:parent-style-name="Normal" style:list-style-name="LFO3" style:family="paragraph"/>
    <style:style style:name="P39" style:parent-style-name="Normal" style:list-style-name="LFO3" style:family="paragraph"/>
    <style:style style:name="T40" style:parent-style-name="Fuentedepárrafopredeter." style:family="text">
      <style:text-properties fo:font-weight="bold" style:font-weight-asian="bold" style:font-weight-complex="bold"/>
    </style:style>
    <style:style style:name="P41" style:parent-style-name="Normal" style:family="paragraph">
      <style:text-properties fo:font-weight="bold" style:font-weight-asian="bold" style:font-weight-complex="bold" fo:color="#EE0000"/>
    </style:style>
    <style:style style:name="T42" style:parent-style-name="Fuentedepárrafopredeter." style:family="text">
      <style:text-properties fo:font-weight="bold" style:font-weight-asian="bold" style:font-weight-complex="bold"/>
    </style:style>
  </office:automatic-styles>
  <office:body>
    <office:text text:use-soft-page-breaks="true">
      <text:p text:style-name="P1">TAREA 2: Análisis de Incidentes Reales de Ciberseguridad</text:p>
      <text:p text:style-name="Normal"><text:span text:style-name="T2">Caso analizado:</text:span><text:span text:style-name="T3"><text:s/>Ataque al Hospital Clínic de Barcelona (2023)</text:span></text:p>
      <text:p text:style-name="P4">1. Introducción</text:p>
      <text:p text:style-name="Normal">En marzo de 2023, el<text:s/><text:span text:style-name="T5">Hospital Clínic de Barcelona</text:span>, uno de los centros médicos más<text:s/>importantes de España, sufrió un grave ciberataque que paralizó gran parte de sus sistemas informáticos. El ataque fue atribuido al grupo de ciberdelincuentes<text:s/><text:span text:style-name="T6">RansomHouse</text:span>, conocido por realizar ataques de ransomware y extorsión a organizaciones públicas y privadas. Este incidente provocó cancelaciones de citas médicas, retrasos en operaciones y la exposición de datos sensibles de pacientes y personal sanitario.</text:p>
      <text:p text:style-name="Normal"/>
      <text:p text:style-name="P7">A. Disección Técnica del Ataque (Amenazas y Vulnerabilidades)</text:p>
      <text:p text:style-name="P8">Vector de Ataque</text:p>
      <text:p text:style-name="Normal">El ataque se produjo mediante una<text:s/><text:span text:style-name="T9">amenaza externa</text:span>, realizada por ciberdelincuentes que lograron acceder a la red del hospital.</text:p>
      <text:p text:style-name="Normal">El vector de entrada más probable fue el<text:s/><text:span text:style-name="T10">phishing</text:span><text:s/>o la explotación de<text:s/><text:span text:style-name="T11">credenciales comprometidas</text:span>, una técnica de ingeniería social en la que se engaña a un empleado para que entregue sus datos de acceso o ejecute un archivo malicioso.</text:p>
      <text:p text:style-name="Normal">Una vez dentro del sistema, los atacantes pudieron moverse lateralmente por la red y escalar privilegios para acceder a sistemas críticos.</text:p>
      <text:p text:style-name="P12">Tipo de Malware / Ataque</text:p>
      <text:p text:style-name="Normal">El ataque fue clasificado como<text:s/><text:span text:style-name="T13">Ransomware con extorsión doble</text:span>.</text:p>
      <text:p text:style-name="Normal">Características del ataque:</text:p>
      <text:list text:style-name="LFO1" text:continue-numbering="true">
        <text:list-item>
          <text:p text:style-name="P14">Los atacantes<text:s/><text:span text:style-name="T15">cifraron los sistemas informáticos</text:span><text:s/>del hospital.</text:p>
        </text:list-item>
        <text:list-item>
          <text:p text:style-name="P16">Exigieron un<text:s/><text:span text:style-name="T17">rescate económico</text:span><text:s/>para recuperar los datos.</text:p>
        </text:list-item>
        <text:list-item>
          <text:p text:style-name="P18">También<text:s/><text:span text:style-name="T19">robaron información sensible</text:span><text:s/>y amenazaron con publicarla.</text:p>
        </text:list-item>
      </text:list>
      <text:p text:style-name="Normal">Este comportamiento es típico del ransomware moderno: no solo bloquea datos, sino que también roba información para aumentar la presión sobre la víctima.</text:p>
      <text:p text:style-name="Normal"/>
      <text:p text:style-name="P20">B. Análisis del Impacto (Tríada CIA)</text:p>
      <text:p text:style-name="Normal">El ataque afectó a varios pilares de la<text:s/>seguridad de la información:</text:p>
      <text:soft-page-break/>
      <text:p text:style-name="P21">Confidencialidad</text:p>
      <text:p text:style-name="Normal">Se vio comprometida porque los atacantes robaron datos personales de pacientes y empleados. Esto incluye información médica y datos administrativos sensibles.</text:p>
      <text:p text:style-name="P22">Disponibilidad</text:p>
      <text:p text:style-name="Normal">Fue el pilar<text:s/><text:span text:style-name="T23">más afectado</text:span>. Muchos sistemas del hospital dejaron de funcionar, lo que obligó a cancelar consultas, operaciones y pruebas médicas<text:span text:style-name="T24">.</text:span></text:p>
      <text:p text:style-name="P25">Integridad</text:p>
      <text:p text:style-name="Normal">Aunque el objetivo principal no fue alterar datos, existe riesgo de que información médica pudiera haber sido manipulada o dañada durante el ataque.</text:p>
      <text:p text:style-name="Normal"/>
      <text:p text:style-name="P26">C. Propuesta de Medidas Preventivas y Correctivas</text:p>
      <text:p text:style-name="P27">1. Medida Técnica</text:p>
      <text:p text:style-name="Normal"><text:span text:style-name="T28">Segmentación de red y sistemas de detección EDR.</text:span></text:p>
      <text:p text:style-name="Normal">Si la red del hospital hubiera estado correctamente segmentada, los atacantes no habrían podido moverse fácilmente entre<text:s/>sistemas.<text:line-break/>Además, un sistema<text:s/><text:span text:style-name="T29">EDR (Endpoint Detection and Response)</text:span><text:s/>habría detectado comportamientos sospechosos como el cifrado masivo de archivos o accesos anómalos.</text:p>
      <text:p text:style-name="Normal">También serían importantes:</text:p>
      <text:list text:style-name="LFO2" text:continue-numbering="true">
        <text:list-item>
          <text:p text:style-name="P30">Copias de seguridad<text:s/><text:span text:style-name="T31">offline o inmutables</text:span></text:p>
        </text:list-item>
        <text:list-item>
          <text:p text:style-name="P32">Actualización constante de parches de seguridad</text:p>
        </text:list-item>
        <text:list-item>
          <text:p text:style-name="P33">Autenticación multifactor (MFA)</text:p>
        </text:list-item>
      </text:list>
      <text:p text:style-name="Normal"/>
      <text:p text:style-name="P34">2. Medida Organizativa / Humana</text:p>
      <text:p text:style-name="Normal"><text:span text:style-name="T35">Formación en ciberseguridad para empleados.</text:span></text:p>
      <text:p text:style-name="Normal">Muchos ataques comienzan por errores humanos. Si los trabajadores reciben formación periódica sobre:</text:p>
      <text:list text:style-name="LFO3" text:continue-numbering="true">
        <text:list-item>
          <text:p text:style-name="P36">Cómo detectar correos de<text:s/><text:span text:style-name="T37">phishing</text:span></text:p>
        </text:list-item>
        <text:list-item>
          <text:p text:style-name="P38">Cómo gestionar contraseñas seguras</text:p>
        </text:list-item>
        <text:list-item>
          <text:p text:style-name="P39">Cómo reportar incidentes</text:p>
        </text:list-item>
      </text:list>
      <text:p text:style-name="Normal">se reduce significativamente la probabilidad de intrusión.</text:p>
      <text:soft-page-break/>
      <text:p text:style-name="Normal">También es recomendable realizar<text:s/><text:span text:style-name="T40">simulaciones de phishing y protocolos de respuesta ante incidentes</text:span>.</text:p>
      <text:p text:style-name="Normal"/>
      <text:p text:style-name="P41">D.<text:s/>Conclusión y Ética</text:p>
      <text:p text:style-name="Normal">El ataque al Hospital Clínic demuestra cómo las infraestructuras críticas, como los hospitales, se han convertido en objetivos prioritarios para los ciberdelincuentes. Cuando una organización sanitaria es atacada, las consecuencias no solo son económicas o tecnológicas, sino también sociales y humanas, ya que los servicios médicos pueden verse interrumpidos. En este caso, muchas consultas y operaciones tuvieron que cancelarse, afectando directamente a los pacientes.</text:p>
      <text:p text:style-name="Normal">Desde un punto de vista ético, pagar o no pagar un rescate es una decisión muy compleja. Pagar puede permitir recuperar los sistemas más rápido y reducir el impacto operativo, pero también tiene consecuencias negativas. Si las organizaciones pagan, se financia directamente a los ciberdelincuentes y se incentiva que continúen realizando ataques similares contra otras empresas e instituciones. Además, pagar el rescate no garantiza realmente que los atacantes devuelvan los datos o no los publiquen posteriormente.</text:p>
      <text:p text:style-name="Normal">Por este motivo, muchos expertos en ciberseguridad recomiendan<text:s/><text:span text:style-name="T42">no pagar el rescate</text:span><text:s/>y apostar por medidas preventivas como copias de seguridad seguras, planes de recuperación ante desastres y formación en seguridad. La mejor defensa contra el ransomware es la prevención y la preparación. Este incidente demuestra que la ciberseguridad debe ser una prioridad estratégica para todas las organizaciones, especialmente aquellas que gestionan servicios críticos para la socieda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SE MIGUEL FERNÁNDEZ HIDALGO</meta:initial-creator>
    <dc:creator>JOSE MIGUEL FERNÁNDEZ HIDALGO</dc:creator>
    <meta:creation-date>2026-03-10T10:05:00Z</meta:creation-date>
    <dc:date>2026-03-10T10:05:00Z</dc:date>
    <meta:template xlink:href="Normal" xlink:type="simple"/>
    <meta:editing-cycles>2</meta:editing-cycles>
    <meta:editing-duration>PT0S</meta:editing-duration>
    <meta:document-statistic meta:page-count="3" meta:paragraph-count="9" meta:word-count="730" meta:character-count="4736" meta:row-count="33" meta:non-whitespace-character-count="4015"/>
  </office:meta>
</office:document-meta>
</file>